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" svg:font-family="'Albany AMT', Arial"/>
    <style:font-face style:name="Cumberland AMT" svg:font-family="'Cumberland AMT', 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18mm"/>
    </style:style>
    <style:style style:name="co2" style:family="table-column">
      <style:table-column-properties fo:break-before="auto" style:column-width="22.07mm"/>
    </style:style>
    <style:style style:name="co3" style:family="table-column">
      <style:table-column-properties fo:break-before="auto" style:column-width="22.54mm"/>
    </style:style>
    <style:style style:name="co4" style:family="table-column">
      <style:table-column-properties fo:break-before="auto" style:column-width="36.55mm"/>
    </style:style>
    <style:style style:name="co5" style:family="table-column">
      <style:table-column-properties fo:break-before="auto" style:column-width="38.93mm"/>
    </style:style>
    <style:style style:name="co6" style:family="table-column">
      <style:table-column-properties fo:break-before="auto" style:column-width="28.72mm"/>
    </style:style>
    <style:style style:name="co7" style:family="table-column">
      <style:table-column-properties fo:break-before="auto" style:column-width="33.71mm"/>
    </style:style>
    <style:style style:name="co8" style:family="table-column">
      <style:table-column-properties fo:break-before="auto" style:column-width="31.8mm"/>
    </style:style>
    <style:style style:name="co9" style:family="table-column">
      <style:table-column-properties fo:break-before="auto" style:column-width="30.1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61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lbany AMT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0.3122427" calcext:value-type="float">
            <text:p>3.12E-01</text:p>
          </table:table-cell>
          <table:table-cell table:style-name="ce1" office:value-type="float" office:value="0.5803398" calcext:value-type="float">
            <text:p>5.80E-01</text:p>
          </table:table-cell>
          <table:table-cell office:value-type="float" office:value="1477010443000000" calcext:value-type="float">
            <text:p>1477010443000000</text:p>
          </table:table-cell>
          <table:table-cell table:number-columns-repeated="2" table:style-name="ce1" office:value-type="float" office:value="0.6" calcext:value-type="float">
            <text:p>6.00E-01</text:p>
          </table:table-cell>
          <table:table-cell table:style-name="ce1" office:value-type="float" office:value="5.199937" calcext:value-type="float">
            <text:p>5.20E+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0.006911322" calcext:value-type="float">
            <text:p>6.91E-03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.014892" calcext:value-type="float">
            <text:p>1.01E+00</text:p>
          </table:table-cell>
          <table:table-cell table:style-name="ce1" office:value-type="float" office:value="0.5543292" calcext:value-type="float">
            <text:p>5.54E-01</text:p>
          </table:table-cell>
          <table:table-cell table:style-name="ce1" office:value-type="float" office:value="4.892807" calcext:value-type="float">
            <text:p>4.89E+00</text:p>
          </table:table-cell>
          <table:table-cell office:value-type="float" office:value="1477010443050000" calcext:value-type="float">
            <text:p>1477010443050000</text:p>
          </table:table-cell>
          <table:table-cell table:style-name="ce1" office:value-type="float" office:value="0.8599968" calcext:value-type="float">
            <text:p>8.60E-01</text:p>
          </table:table-cell>
          <table:table-cell table:style-name="ce1" office:value-type="float" office:value="0.6000449" calcext:value-type="float">
            <text:p>6.00E-01</text:p>
          </table:table-cell>
          <table:table-cell table:style-name="ce1" office:value-type="float" office:value="5.199747" calcext:value-type="float">
            <text:p>5.20E+00</text:p>
          </table:table-cell>
          <table:table-cell table:style-name="ce1" office:value-type="float" office:value="0.001796856" calcext:value-type="float">
            <text:p>1.80E-03</text:p>
          </table:table-cell>
          <table:table-cell table:style-name="ce1" office:value-type="float" office:value="0.0003455661" calcext:value-type="float">
            <text:p>3.46E-04</text:p>
          </table:table-cell>
          <table:table-cell table:style-name="ce1" office:value-type="float" office:value="0.01382155" calcext:value-type="float">
            <text:p>1.38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1.173848" calcext:value-type="float">
            <text:p>1.17E+00</text:p>
          </table:table-cell>
          <table:table-cell table:style-name="ce1" office:value-type="float" office:value="0.4810729" calcext:value-type="float">
            <text:p>4.81E-01</text:p>
          </table:table-cell>
          <table:table-cell office:value-type="float" office:value="1477010443100000" calcext:value-type="float">
            <text:p>1477010443100000</text:p>
          </table:table-cell>
          <table:table-cell table:style-name="ce1" office:value-type="float" office:value="1.119984" calcext:value-type="float">
            <text:p>1.12E+00</text:p>
          </table:table-cell>
          <table:table-cell table:style-name="ce1" office:value-type="float" office:value="0.6002246" calcext:value-type="float">
            <text:p>6.00E-01</text:p>
          </table:table-cell>
          <table:table-cell table:style-name="ce1" office:value-type="float" office:value="5.199429" calcext:value-type="float">
            <text:p>5.20E+00</text:p>
          </table:table-cell>
          <table:table-cell table:style-name="ce1" office:value-type="float" office:value="0.005389957" calcext:value-type="float">
            <text:p>5.39E-03</text:p>
          </table:table-cell>
          <table:table-cell table:style-name="ce1" office:value-type="float" office:value="0.001036644" calcext:value-type="float">
            <text:p>1.04E-03</text:p>
          </table:table-cell>
          <table:table-cell table:style-name="ce1" office:value-type="float" office:value="0.0207296" calcext:value-type="float">
            <text:p>2.07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.047505" calcext:value-type="float">
            <text:p>1.05E+00</text:p>
          </table:table-cell>
          <table:table-cell table:style-name="ce1" office:value-type="float" office:value="0.3892401" calcext:value-type="float">
            <text:p>3.89E-01</text:p>
          </table:table-cell>
          <table:table-cell table:style-name="ce1" office:value-type="float" office:value="4.511325" calcext:value-type="float">
            <text:p>4.51E+00</text:p>
          </table:table-cell>
          <table:table-cell office:value-type="float" office:value="1477010443150000" calcext:value-type="float">
            <text:p>1477010443150000</text:p>
          </table:table-cell>
          <table:table-cell table:style-name="ce1" office:value-type="float" office:value="1.379955" calcext:value-type="float">
            <text:p>1.38E+00</text:p>
          </table:table-cell>
          <table:table-cell table:style-name="ce1" office:value-type="float" office:value="0.6006288" calcext:value-type="float">
            <text:p>6.01E-01</text:p>
          </table:table-cell>
          <table:table-cell table:style-name="ce1" office:value-type="float" office:value="5.198979" calcext:value-type="float">
            <text:p>5.20E+00</text:p>
          </table:table-cell>
          <table:table-cell table:style-name="ce1" office:value-type="float" office:value="0.01077814" calcext:value-type="float">
            <text:p>1.08E-02</text:p>
          </table:table-cell>
          <table:table-cell table:style-name="ce1" office:value-type="float" office:value="0.002073124" calcext:value-type="float">
            <text:p>2.07E-03</text:p>
          </table:table-cell>
          <table:table-cell table:style-name="ce1" office:value-type="float" office:value="0.02763437" calcext:value-type="float">
            <text:p>2.7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1.650626" calcext:value-type="float">
            <text:p>1.65E+00</text:p>
          </table:table-cell>
          <table:table-cell table:style-name="ce1" office:value-type="float" office:value="0.6246904" calcext:value-type="float">
            <text:p>6.25E-01</text:p>
          </table:table-cell>
          <table:table-cell office:value-type="float" office:value="1477010443200000" calcext:value-type="float">
            <text:p>1477010443200000</text:p>
          </table:table-cell>
          <table:table-cell table:style-name="ce1" office:value-type="float" office:value="1.639904" calcext:value-type="float">
            <text:p>1.64E+00</text:p>
          </table:table-cell>
          <table:table-cell table:style-name="ce1" office:value-type="float" office:value="0.6013473" calcext:value-type="float">
            <text:p>6.01E-01</text:p>
          </table:table-cell>
          <table:table-cell table:style-name="ce1" office:value-type="float" office:value="5.198392" calcext:value-type="float">
            <text:p>5.20E+00</text:p>
          </table:table-cell>
          <table:table-cell table:style-name="ce1" office:value-type="float" office:value="0.0179597" calcext:value-type="float">
            <text:p>1.80E-02</text:p>
          </table:table-cell>
          <table:table-cell table:style-name="ce1" office:value-type="float" office:value="0.003454842" calcext:value-type="float">
            <text:p>3.45E-03</text:p>
          </table:table-cell>
          <table:table-cell table:style-name="ce1" office:value-type="float" office:value="0.03453479" calcext:value-type="float">
            <text:p>3.4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1.6983" calcext:value-type="float">
            <text:p>1.70E+00</text:p>
          </table:table-cell>
          <table:table-cell table:style-name="ce1" office:value-type="float" office:value="0.2982801" calcext:value-type="float">
            <text:p>2.98E-01</text:p>
          </table:table-cell>
          <table:table-cell table:style-name="ce1" office:value-type="float" office:value="5.209986" calcext:value-type="float">
            <text:p>5.21E+00</text:p>
          </table:table-cell>
          <table:table-cell office:value-type="float" office:value="1477010443250000" calcext:value-type="float">
            <text:p>1477010443250000</text:p>
          </table:table-cell>
          <table:table-cell table:style-name="ce1" office:value-type="float" office:value="1.899823" calcext:value-type="float">
            <text:p>1.90E+00</text:p>
          </table:table-cell>
          <table:table-cell table:style-name="ce1" office:value-type="float" office:value="0.6024697" calcext:value-type="float">
            <text:p>6.02E-01</text:p>
          </table:table-cell>
          <table:table-cell table:style-name="ce1" office:value-type="float" office:value="5.197661" calcext:value-type="float">
            <text:p>5.20E+00</text:p>
          </table:table-cell>
          <table:table-cell table:style-name="ce1" office:value-type="float" office:value="0.02693234" calcext:value-type="float">
            <text:p>2.69E-02</text:p>
          </table:table-cell>
          <table:table-cell table:style-name="ce1" office:value-type="float" office:value="0.005181582" calcext:value-type="float">
            <text:p>5.18E-03</text:p>
          </table:table-cell>
          <table:table-cell table:style-name="ce1" office:value-type="float" office:value="0.04142974" calcext:value-type="float">
            <text:p>4.14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2.188824" calcext:value-type="float">
            <text:p>2.19E+00</text:p>
          </table:table-cell>
          <table:table-cell table:style-name="ce1" office:value-type="float" office:value="0.6487392" calcext:value-type="float">
            <text:p>6.49E-01</text:p>
          </table:table-cell>
          <table:table-cell office:value-type="float" office:value="1477010443300000" calcext:value-type="float">
            <text:p>1477010443300000</text:p>
          </table:table-cell>
          <table:table-cell table:style-name="ce1" office:value-type="float" office:value="2.159704" calcext:value-type="float">
            <text:p>2.16E+00</text:p>
          </table:table-cell>
          <table:table-cell table:style-name="ce1" office:value-type="float" office:value="0.6040855" calcext:value-type="float">
            <text:p>6.04E-01</text:p>
          </table:table-cell>
          <table:table-cell table:style-name="ce1" office:value-type="float" office:value="5.196776" calcext:value-type="float">
            <text:p>5.20E+00</text:p>
          </table:table-cell>
          <table:table-cell table:style-name="ce1" office:value-type="float" office:value="0.03769324" calcext:value-type="float">
            <text:p>3.77E-02</text:p>
          </table:table-cell>
          <table:table-cell table:style-name="ce1" office:value-type="float" office:value="0.007253069" calcext:value-type="float">
            <text:p>7.25E-03</text:p>
          </table:table-cell>
          <table:table-cell table:style-name="ce1" office:value-type="float" office:value="0.04831816" calcext:value-type="float">
            <text:p>4.83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2.044382" calcext:value-type="float">
            <text:p>2.04E+00</text:p>
          </table:table-cell>
          <table:table-cell table:style-name="ce1" office:value-type="float" office:value="0.2760018" calcext:value-type="float">
            <text:p>2.76E-01</text:p>
          </table:table-cell>
          <table:table-cell table:style-name="ce1" office:value-type="float" office:value="5.043867" calcext:value-type="float">
            <text:p>5.04E+00</text:p>
          </table:table-cell>
          <table:table-cell office:value-type="float" office:value="1477010443350000" calcext:value-type="float">
            <text:p>1477010443350000</text:p>
          </table:table-cell>
          <table:table-cell table:style-name="ce1" office:value-type="float" office:value="2.41954" calcext:value-type="float">
            <text:p>2.42E+00</text:p>
          </table:table-cell>
          <table:table-cell table:style-name="ce1" office:value-type="float" office:value="0.606284" calcext:value-type="float">
            <text:p>6.06E-01</text:p>
          </table:table-cell>
          <table:table-cell table:style-name="ce1" office:value-type="float" office:value="5.195728" calcext:value-type="float">
            <text:p>5.20E+00</text:p>
          </table:table-cell>
          <table:table-cell table:style-name="ce1" office:value-type="float" office:value="0.05023894" calcext:value-type="float">
            <text:p>5.02E-02</text:p>
          </table:table-cell>
          <table:table-cell table:style-name="ce1" office:value-type="float" office:value="0.009668977" calcext:value-type="float">
            <text:p>9.67E-03</text:p>
          </table:table-cell>
          <table:table-cell table:style-name="ce1" office:value-type="float" office:value="0.05519894" calcext:value-type="float">
            <text:p>5.52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2.655256" calcext:value-type="float">
            <text:p>2.66E+00</text:p>
          </table:table-cell>
          <table:table-cell table:style-name="ce1" office:value-type="float" office:value="0.6659798" calcext:value-type="float">
            <text:p>6.66E-01</text:p>
          </table:table-cell>
          <table:table-cell office:value-type="float" office:value="1477010443400000" calcext:value-type="float">
            <text:p>1477010443400000</text:p>
          </table:table-cell>
          <table:table-cell table:style-name="ce1" office:value-type="float" office:value="2.679323" calcext:value-type="float">
            <text:p>2.68E+00</text:p>
          </table:table-cell>
          <table:table-cell table:style-name="ce1" office:value-type="float" office:value="0.6091545" calcext:value-type="float">
            <text:p>6.09E-01</text:p>
          </table:table-cell>
          <table:table-cell table:style-name="ce1" office:value-type="float" office:value="5.194504" calcext:value-type="float">
            <text:p>5.19E+00</text:p>
          </table:table-cell>
          <table:table-cell table:style-name="ce1" office:value-type="float" office:value="0.06456542" calcext:value-type="float">
            <text:p>6.46E-02</text:p>
          </table:table-cell>
          <table:table-cell table:style-name="ce1" office:value-type="float" office:value="0.01242892" calcext:value-type="float">
            <text:p>1.24E-02</text:p>
          </table:table-cell>
          <table:table-cell table:style-name="ce1" office:value-type="float" office:value="0.06207101" calcext:value-type="float">
            <text:p>6.21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2.990916" calcext:value-type="float">
            <text:p>2.99E+00</text:p>
          </table:table-cell>
          <table:table-cell table:style-name="ce1" office:value-type="float" office:value="0.2176679" calcext:value-type="float">
            <text:p>2.18E-01</text:p>
          </table:table-cell>
          <table:table-cell table:style-name="ce1" office:value-type="float" office:value="5.191807" calcext:value-type="float">
            <text:p>5.19E+00</text:p>
          </table:table-cell>
          <table:table-cell office:value-type="float" office:value="1477010443450000" calcext:value-type="float">
            <text:p>1477010443450000</text:p>
          </table:table-cell>
          <table:table-cell table:style-name="ce1" office:value-type="float" office:value="2.939043" calcext:value-type="float">
            <text:p>2.94E+00</text:p>
          </table:table-cell>
          <table:table-cell table:style-name="ce1" office:value-type="float" office:value="0.6127858" calcext:value-type="float">
            <text:p>6.13E-01</text:p>
          </table:table-cell>
          <table:table-cell table:style-name="ce1" office:value-type="float" office:value="5.19309" calcext:value-type="float">
            <text:p>5.19E+00</text:p>
          </table:table-cell>
          <table:table-cell table:style-name="ce1" office:value-type="float" office:value="0.08066803" calcext:value-type="float">
            <text:p>8.07E-02</text:p>
          </table:table-cell>
          <table:table-cell table:style-name="ce1" office:value-type="float" office:value="0.01553247" calcext:value-type="float">
            <text:p>1.55E-02</text:p>
          </table:table-cell>
          <table:table-cell table:style-name="ce1" office:value-type="float" office:value="0.06893328" calcext:value-type="float">
            <text:p>6.89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3.012223" calcext:value-type="float">
            <text:p>3.01E+00</text:p>
          </table:table-cell>
          <table:table-cell table:style-name="ce1" office:value-type="float" office:value="0.6370455" calcext:value-type="float">
            <text:p>6.37E-01</text:p>
          </table:table-cell>
          <table:table-cell office:value-type="float" office:value="1477010443500000" calcext:value-type="float">
            <text:p>1477010443500000</text:p>
          </table:table-cell>
          <table:table-cell table:style-name="ce1" office:value-type="float" office:value="3.19869" calcext:value-type="float">
            <text:p>3.20E+00</text:p>
          </table:table-cell>
          <table:table-cell table:style-name="ce1" office:value-type="float" office:value="0.6172666" calcext:value-type="float">
            <text:p>6.17E-01</text:p>
          </table:table-cell>
          <table:table-cell table:style-name="ce1" office:value-type="float" office:value="5.19147" calcext:value-type="float">
            <text:p>5.19E+00</text:p>
          </table:table-cell>
          <table:table-cell table:style-name="ce1" office:value-type="float" office:value="0.09854147" calcext:value-type="float">
            <text:p>9.85E-02</text:p>
          </table:table-cell>
          <table:table-cell table:style-name="ce1" office:value-type="float" office:value="0.01897914" calcext:value-type="float">
            <text:p>1.90E-02</text:p>
          </table:table-cell>
          <table:table-cell table:style-name="ce1" office:value-type="float" office:value="0.07578466" calcext:value-type="float">
            <text:p>7.58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3.593878" calcext:value-type="float">
            <text:p>3.59E+00</text:p>
          </table:table-cell>
          <table:table-cell table:style-name="ce1" office:value-type="float" office:value="0.1354522" calcext:value-type="float">
            <text:p>1.35E-01</text:p>
          </table:table-cell>
          <table:table-cell table:style-name="ce1" office:value-type="float" office:value="5.161753" calcext:value-type="float">
            <text:p>5.16E+00</text:p>
          </table:table-cell>
          <table:table-cell office:value-type="float" office:value="1477010443550000" calcext:value-type="float">
            <text:p>1477010443550000</text:p>
          </table:table-cell>
          <table:table-cell table:style-name="ce1" office:value-type="float" office:value="3.458253" calcext:value-type="float">
            <text:p>3.46E+00</text:p>
          </table:table-cell>
          <table:table-cell table:style-name="ce1" office:value-type="float" office:value="0.6226855" calcext:value-type="float">
            <text:p>6.23E-01</text:p>
          </table:table-cell>
          <table:table-cell table:style-name="ce1" office:value-type="float" office:value="5.189627" calcext:value-type="float">
            <text:p>5.19E+00</text:p>
          </table:table-cell>
          <table:table-cell table:style-name="ce1" office:value-type="float" office:value="0.1181798" calcext:value-type="float">
            <text:p>1.18E-01</text:p>
          </table:table-cell>
          <table:table-cell table:style-name="ce1" office:value-type="float" office:value="0.02276837" calcext:value-type="float">
            <text:p>2.28E-02</text:p>
          </table:table-cell>
          <table:table-cell table:style-name="ce1" office:value-type="float" office:value="0.08262407" calcext:value-type="float">
            <text:p>8.26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3.89365" calcext:value-type="float">
            <text:p>3.89E+00</text:p>
          </table:table-cell>
          <table:table-cell table:style-name="ce1" office:value-type="float" office:value="0.311793" calcext:value-type="float">
            <text:p>3.12E-01</text:p>
          </table:table-cell>
          <table:table-cell office:value-type="float" office:value="1477010443600000" calcext:value-type="float">
            <text:p>1477010443600000</text:p>
          </table:table-cell>
          <table:table-cell table:style-name="ce1" office:value-type="float" office:value="3.717722" calcext:value-type="float">
            <text:p>3.72E+00</text:p>
          </table:table-cell>
          <table:table-cell table:style-name="ce1" office:value-type="float" office:value="0.6291305" calcext:value-type="float">
            <text:p>6.29E-01</text:p>
          </table:table-cell>
          <table:table-cell table:style-name="ce1" office:value-type="float" office:value="5.187542" calcext:value-type="float">
            <text:p>5.19E+00</text:p>
          </table:table-cell>
          <table:table-cell table:style-name="ce1" office:value-type="float" office:value="0.1395764" calcext:value-type="float">
            <text:p>1.40E-01</text:p>
          </table:table-cell>
          <table:table-cell table:style-name="ce1" office:value-type="float" office:value="0.02689958" calcext:value-type="float">
            <text:p>2.69E-02</text:p>
          </table:table-cell>
          <table:table-cell table:style-name="ce1" office:value-type="float" office:value="0.08945044" calcext:value-type="float">
            <text:p>8.95E-02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4.255547" calcext:value-type="float">
            <text:p>4.26E+00</text:p>
          </table:table-cell>
          <table:table-cell table:style-name="ce1" office:value-type="float" office:value="0.1648397" calcext:value-type="float">
            <text:p>1.65E-01</text:p>
          </table:table-cell>
          <table:table-cell table:style-name="ce1" office:value-type="float" office:value="5.433327" calcext:value-type="float">
            <text:p>5.43E+00</text:p>
          </table:table-cell>
          <table:table-cell office:value-type="float" office:value="1477010443650000" calcext:value-type="float">
            <text:p>1477010443650000</text:p>
          </table:table-cell>
          <table:table-cell table:style-name="ce1" office:value-type="float" office:value="3.977082" calcext:value-type="float">
            <text:p>3.98E+00</text:p>
          </table:table-cell>
          <table:table-cell table:style-name="ce1" office:value-type="float" office:value="0.6366893" calcext:value-type="float">
            <text:p>6.37E-01</text:p>
          </table:table-cell>
          <table:table-cell table:style-name="ce1" office:value-type="float" office:value="5.185194" calcext:value-type="float">
            <text:p>5.19E+00</text:p>
          </table:table-cell>
          <table:table-cell table:style-name="ce1" office:value-type="float" office:value="0.1627238" calcext:value-type="float">
            <text:p>1.63E-01</text:p>
          </table:table-cell>
          <table:table-cell table:style-name="ce1" office:value-type="float" office:value="0.0313721" calcext:value-type="float">
            <text:p>3.14E-02</text:p>
          </table:table-cell>
          <table:table-cell table:style-name="ce1" office:value-type="float" office:value="0.09626268" calcext:value-type="float">
            <text:p>9.63E-0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4.309346" calcext:value-type="float">
            <text:p>4.31E+00</text:p>
          </table:table-cell>
          <table:table-cell table:style-name="ce1" office:value-type="float" office:value="0.5785637" calcext:value-type="float">
            <text:p>5.79E-01</text:p>
          </table:table-cell>
          <table:table-cell office:value-type="float" office:value="1477010443700000" calcext:value-type="float">
            <text:p>1477010443700000</text:p>
          </table:table-cell>
          <table:table-cell table:style-name="ce1" office:value-type="float" office:value="4.236322" calcext:value-type="float">
            <text:p>4.24E+00</text:p>
          </table:table-cell>
          <table:table-cell table:style-name="ce1" office:value-type="float" office:value="0.6454494" calcext:value-type="float">
            <text:p>6.45E-01</text:p>
          </table:table-cell>
          <table:table-cell table:style-name="ce1" office:value-type="float" office:value="5.18256" calcext:value-type="float">
            <text:p>5.18E+00</text:p>
          </table:table-cell>
          <table:table-cell table:style-name="ce1" office:value-type="float" office:value="0.187614" calcext:value-type="float">
            <text:p>1.88E-01</text:p>
          </table:table-cell>
          <table:table-cell table:style-name="ce1" office:value-type="float" office:value="0.03618523" calcext:value-type="float">
            <text:p>3.62E-02</text:p>
          </table:table-cell>
          <table:table-cell table:style-name="ce1" office:value-type="float" office:value="0.1030597" calcext:value-type="float">
            <text:p>1.03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4.670263" calcext:value-type="float">
            <text:p>4.67E+00</text:p>
          </table:table-cell>
          <table:table-cell table:style-name="ce1" office:value-type="float" office:value="0.1481801" calcext:value-type="float">
            <text:p>1.48E-01</text:p>
          </table:table-cell>
          <table:table-cell table:style-name="ce1" office:value-type="float" office:value="5.120847" calcext:value-type="float">
            <text:p>5.12E+00</text:p>
          </table:table-cell>
          <table:table-cell office:value-type="float" office:value="1477010443750000" calcext:value-type="float">
            <text:p>1477010443750000</text:p>
          </table:table-cell>
          <table:table-cell table:style-name="ce1" office:value-type="float" office:value="4.495424" calcext:value-type="float">
            <text:p>4.50E+00</text:p>
          </table:table-cell>
          <table:table-cell table:style-name="ce1" office:value-type="float" office:value="0.6554977" calcext:value-type="float">
            <text:p>6.55E-01</text:p>
          </table:table-cell>
          <table:table-cell table:style-name="ce1" office:value-type="float" office:value="5.179618" calcext:value-type="float">
            <text:p>5.18E+00</text:p>
          </table:table-cell>
          <table:table-cell table:style-name="ce1" office:value-type="float" office:value="0.2142382" calcext:value-type="float">
            <text:p>2.14E-01</text:p>
          </table:table-cell>
          <table:table-cell table:style-name="ce1" office:value-type="float" office:value="0.04133822" calcext:value-type="float">
            <text:p>4.13E-02</text:p>
          </table:table-cell>
          <table:table-cell table:style-name="ce1" office:value-type="float" office:value="0.1098405" calcext:value-type="float">
            <text:p>1.10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4.351431" calcext:value-type="float">
            <text:p>4.35E+00</text:p>
          </table:table-cell>
          <table:table-cell table:style-name="ce1" office:value-type="float" office:value="0.8991741" calcext:value-type="float">
            <text:p>8.99E-01</text:p>
          </table:table-cell>
          <table:table-cell office:value-type="float" office:value="1477010443800000" calcext:value-type="float">
            <text:p>1477010443800000</text:p>
          </table:table-cell>
          <table:table-cell table:style-name="ce1" office:value-type="float" office:value="4.754374" calcext:value-type="float">
            <text:p>4.75E+00</text:p>
          </table:table-cell>
          <table:table-cell table:style-name="ce1" office:value-type="float" office:value="0.6669207" calcext:value-type="float">
            <text:p>6.67E-01</text:p>
          </table:table-cell>
          <table:table-cell table:style-name="ce1" office:value-type="float" office:value="5.17634" calcext:value-type="float">
            <text:p>5.18E+00</text:p>
          </table:table-cell>
          <table:table-cell table:style-name="ce1" office:value-type="float" office:value="0.2425866" calcext:value-type="float">
            <text:p>2.43E-01</text:p>
          </table:table-cell>
          <table:table-cell table:style-name="ce1" office:value-type="float" office:value="0.04683024" calcext:value-type="float">
            <text:p>4.68E-02</text:p>
          </table:table-cell>
          <table:table-cell table:style-name="ce1" office:value-type="float" office:value="0.1166039" calcext:value-type="float">
            <text:p>1.17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5.251417" calcext:value-type="float">
            <text:p>5.25E+00</text:p>
          </table:table-cell>
          <table:table-cell table:style-name="ce1" office:value-type="float" office:value="0.1271635" calcext:value-type="float">
            <text:p>1.27E-01</text:p>
          </table:table-cell>
          <table:table-cell table:style-name="ce1" office:value-type="float" office:value="4.825914" calcext:value-type="float">
            <text:p>4.83E+00</text:p>
          </table:table-cell>
          <table:table-cell office:value-type="float" office:value="1477010443850000" calcext:value-type="float">
            <text:p>1477010443850000</text:p>
          </table:table-cell>
          <table:table-cell table:style-name="ce1" office:value-type="float" office:value="5.013155" calcext:value-type="float">
            <text:p>5.01E+00</text:p>
          </table:table-cell>
          <table:table-cell table:style-name="ce1" office:value-type="float" office:value="0.6798044" calcext:value-type="float">
            <text:p>6.80E-01</text:p>
          </table:table-cell>
          <table:table-cell table:style-name="ce1" office:value-type="float" office:value="5.1727" calcext:value-type="float">
            <text:p>5.17E+00</text:p>
          </table:table-cell>
          <table:table-cell table:style-name="ce1" office:value-type="float" office:value="0.2726487" calcext:value-type="float">
            <text:p>2.73E-01</text:p>
          </table:table-cell>
          <table:table-cell table:style-name="ce1" office:value-type="float" office:value="0.05266044" calcext:value-type="float">
            <text:p>5.27E-02</text:p>
          </table:table-cell>
          <table:table-cell table:style-name="ce1" office:value-type="float" office:value="0.1233489" calcext:value-type="float">
            <text:p>1.23E-0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1" office:value-type="float" office:value="5.518935" calcext:value-type="float">
            <text:p>5.52E+00</text:p>
          </table:table-cell>
          <table:table-cell table:style-name="ce1" office:value-type="float" office:value="0.6482327" calcext:value-type="float">
            <text:p>6.48E-01</text:p>
          </table:table-cell>
          <table:table-cell office:value-type="float" office:value="1477010443900000" calcext:value-type="float">
            <text:p>1477010443900000</text:p>
          </table:table-cell>
          <table:table-cell table:style-name="ce1" office:value-type="float" office:value="5.271746" calcext:value-type="float">
            <text:p>5.27E+00</text:p>
          </table:table-cell>
          <table:table-cell table:style-name="ce1" office:value-type="float" office:value="0.6942343" calcext:value-type="float">
            <text:p>6.94E-01</text:p>
          </table:table-cell>
          <table:table-cell table:style-name="ce1" office:value-type="float" office:value="5.168671" calcext:value-type="float">
            <text:p>5.17E+00</text:p>
          </table:table-cell>
          <table:table-cell table:style-name="ce1" office:value-type="float" office:value="0.3044132" calcext:value-type="float">
            <text:p>3.04E-01</text:p>
          </table:table-cell>
          <table:table-cell table:style-name="ce1" office:value-type="float" office:value="0.05882788" calcext:value-type="float">
            <text:p>5.88E-02</text:p>
          </table:table-cell>
          <table:table-cell table:style-name="ce1" office:value-type="float" office:value="0.1300744" calcext:value-type="float">
            <text:p>1.30E-01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style-name="ce1" office:value-type="float" office:value="5.267293" calcext:value-type="float">
            <text:p>5.27E+00</text:p>
          </table:table-cell>
          <table:table-cell table:style-name="ce1" office:value-type="float" office:value="0.1216834" calcext:value-type="float">
            <text:p>1.22E-01</text:p>
          </table:table-cell>
          <table:table-cell table:style-name="ce1" office:value-type="float" office:value="5.423506" calcext:value-type="float">
            <text:p>5.42E+00</text:p>
          </table:table-cell>
          <table:table-cell office:value-type="float" office:value="1477010443950000" calcext:value-type="float">
            <text:p>1477010443950000</text:p>
          </table:table-cell>
          <table:table-cell table:style-name="ce1" office:value-type="float" office:value="5.530128" calcext:value-type="float">
            <text:p>5.53E+00</text:p>
          </table:table-cell>
          <table:table-cell table:style-name="ce1" office:value-type="float" office:value="0.7102953" calcext:value-type="float">
            <text:p>7.10E-01</text:p>
          </table:table-cell>
          <table:table-cell table:style-name="ce1" office:value-type="float" office:value="5.164221" calcext:value-type="float">
            <text:p>5.16E+00</text:p>
          </table:table-cell>
          <table:table-cell table:style-name="ce1" office:value-type="float" office:value="0.3378677" calcext:value-type="float">
            <text:p>3.38E-01</text:p>
          </table:table-cell>
          <table:table-cell table:style-name="ce1" office:value-type="float" office:value="0.06533161" calcext:value-type="float">
            <text:p>6.53E-02</text:p>
          </table:table-cell>
          <table:table-cell table:style-name="ce1" office:value-type="float" office:value="0.1367794" calcext:value-type="float">
            <text:p>1.37E-0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(for laser)</text:p>
          </table:table-cell>
          <table:table-cell office:value-type="string" calcext:value-type="string">
            <text:p>meas_px</text:p>
          </table:table-cell>
          <table:table-cell office:value-type="string" calcext:value-type="string">
            <text:p>meas_py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gt_px</text:p>
          </table:table-cell>
          <table:table-cell office:value-type="string" calcext:value-type="string">
            <text:p>gt_py</text:p>
          </table:table-cell>
          <table:table-cell office:value-type="string" calcext:value-type="string">
            <text:p>gt_vx</text:p>
          </table:table-cell>
          <table:table-cell office:value-type="string" calcext:value-type="string">
            <text:p>gt_v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(for radar)</text:p>
          </table:table-cell>
          <table:table-cell office:value-type="string" calcext:value-type="string">
            <text:p>meas_rho </text:p>
          </table:table-cell>
          <table:table-cell office:value-type="string" calcext:value-type="string">
            <text:p>meas_phi</text:p>
          </table:table-cell>
          <table:table-cell office:value-type="string" calcext:value-type="string">
            <text:p><text:s/>meas_rho_dot</text:p>
          </table:table-cell>
          <table:table-cell office:value-type="string" calcext:value-type="string">
            <text:p><text:s/>timestamp</text:p>
          </table:table-cell>
          <table:table-cell office:value-type="string" calcext:value-type="string">
            <text:p><text:s/>gt_px</text:p>
          </table:table-cell>
          <table:table-cell office:value-type="string" calcext:value-type="string">
            <text:p>gt_py</text:p>
          </table:table-cell>
          <table:table-cell office:value-type="string" calcext:value-type="string">
            <text:p>gt_vx 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12243" calcext:value-type="float">
            <text:p>0.312243</text:p>
          </table:table-cell>
          <table:table-cell office:value-type="float" office:value="0.58034" calcext:value-type="float">
            <text:p>0.58034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5.19994" calcext:value-type="float">
            <text:p>5.19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779913" calcext:value-type="float">
            <text:p>0.779913</text:p>
          </table:table-cell>
          <table:table-cell office:value-type="float" office:value="0.722413" calcext:value-type="float">
            <text:p>0.722413</text:p>
          </table:table-cell>
          <table:table-cell office:value-type="float" office:value="6.65259" calcext:value-type="float">
            <text:p>6.65259</text:p>
          </table:table-cell>
          <table:table-cell office:value-type="float" office:value="1.97674" calcext:value-type="float">
            <text:p>1.97674</text:p>
          </table:table-cell>
          <table:table-cell office:value-type="float" office:value="0.862916" calcext:value-type="float">
            <text:p>0.862916</text:p>
          </table:table-cell>
          <table:table-cell office:value-type="float" office:value="0.534212" calcext:value-type="float">
            <text:p>0.534212</text:p>
          </table:table-cell>
          <table:table-cell office:value-type="float" office:value="0.859997" calcext:value-type="float">
            <text:p>0.859997</text:p>
          </table:table-cell>
          <table:table-cell office:value-type="float" office:value="0.600045" calcext:value-type="float">
            <text:p>0.600045</text:p>
          </table:table-cell>
          <table:table-cell office:value-type="float" office:value="5.19975" calcext:value-type="float">
            <text:p>5.19975</text:p>
          </table:table-cell>
          <table:table-cell office:value-type="float" office:value="0.00179686" calcext:value-type="float">
            <text:p>0.00179686</text:p>
          </table:table-cell>
          <table:table-cell/>
        </table:table-row>
        <table:table-row table:style-name="ro1">
          <table:table-cell office:value-type="float" office:value="1.19545" calcext:value-type="float">
            <text:p>1.19545</text:p>
          </table:table-cell>
          <table:table-cell office:value-type="float" office:value="0.535063" calcext:value-type="float">
            <text:p>0.535063</text:p>
          </table:table-cell>
          <table:table-cell office:value-type="float" office:value="10.3167" calcext:value-type="float">
            <text:p>10.3167</text:p>
          </table:table-cell>
          <table:table-cell office:value-type="float" office:value="-0.0105177" calcext:value-type="float">
            <text:p>-0.0105177</text:p>
          </table:table-cell>
          <table:table-cell office:value-type="float" office:value="1.17385" calcext:value-type="float">
            <text:p>1.17385</text:p>
          </table:table-cell>
          <table:table-cell office:value-type="float" office:value="0.481073" calcext:value-type="float">
            <text:p>0.481073</text:p>
          </table:table-cell>
          <table:table-cell office:value-type="float" office:value="1.11998" calcext:value-type="float">
            <text:p>1.11998</text:p>
          </table:table-cell>
          <table:table-cell office:value-type="float" office:value="0.600225" calcext:value-type="float">
            <text:p>0.600225</text:p>
          </table:table-cell>
          <table:table-cell office:value-type="float" office:value="5.19943" calcext:value-type="float">
            <text:p>5.19943</text:p>
          </table:table-cell>
          <table:table-cell office:value-type="float" office:value="0.00538996" calcext:value-type="float">
            <text:p>0.00538996</text:p>
          </table:table-cell>
          <table:table-cell/>
        </table:table-row>
        <table:table-row table:style-name="ro1">
          <table:table-cell office:value-type="float" office:value="1.03211" calcext:value-type="float">
            <text:p>1.03211</text:p>
          </table:table-cell>
          <table:table-cell office:value-type="float" office:value="0.563929" calcext:value-type="float">
            <text:p>0.563929</text:p>
          </table:table-cell>
          <table:table-cell office:value-type="float" office:value="4.61321" calcext:value-type="float">
            <text:p>4.61321</text:p>
          </table:table-cell>
          <table:table-cell office:value-type="float" office:value="2.6006" calcext:value-type="float">
            <text:p>2.6006</text:p>
          </table:table-cell>
          <table:table-cell office:value-type="float" office:value="0.969149" calcext:value-type="float">
            <text:p>0.969149</text:p>
          </table:table-cell>
          <table:table-cell office:value-type="float" office:value="0.397513" calcext:value-type="float">
            <text:p>0.397513</text:p>
          </table:table-cell>
          <table:table-cell office:value-type="float" office:value="1.37996" calcext:value-type="float">
            <text:p>1.37996</text:p>
          </table:table-cell>
          <table:table-cell office:value-type="float" office:value="0.600629" calcext:value-type="float">
            <text:p>0.600629</text:p>
          </table:table-cell>
          <table:table-cell office:value-type="float" office:value="5.19898" calcext:value-type="float">
            <text:p>5.19898</text:p>
          </table:table-cell>
          <table:table-cell office:value-type="float" office:value="0.0107781" calcext:value-type="float">
            <text:p>0.0107781</text:p>
          </table:table-cell>
          <table:table-cell/>
        </table:table-row>
        <table:table-row table:style-name="ro1">
          <table:table-cell office:value-type="float" office:value="1.35877" calcext:value-type="float">
            <text:p>1.35877</text:p>
          </table:table-cell>
          <table:table-cell office:value-type="float" office:value="0.703667" calcext:value-type="float">
            <text:p>0.703667</text:p>
          </table:table-cell>
          <table:table-cell office:value-type="float" office:value="4.975" calcext:value-type="float">
            <text:p>4.975</text:p>
          </table:table-cell>
          <table:table-cell office:value-type="float" office:value="2.20633" calcext:value-type="float">
            <text:p>2.20633</text:p>
          </table:table-cell>
          <table:table-cell office:value-type="float" office:value="1.65063" calcext:value-type="float">
            <text:p>1.65063</text:p>
          </table:table-cell>
          <table:table-cell office:value-type="float" office:value="0.62469" calcext:value-type="float">
            <text:p>0.62469</text:p>
          </table:table-cell>
          <table:table-cell office:value-type="float" office:value="1.6399" calcext:value-type="float">
            <text:p>1.6399</text:p>
          </table:table-cell>
          <table:table-cell office:value-type="float" office:value="0.601347" calcext:value-type="float">
            <text:p>0.601347</text:p>
          </table:table-cell>
          <table:table-cell office:value-type="float" office:value="5.19839" calcext:value-type="float">
            <text:p>5.19839</text:p>
          </table:table-cell>
          <table:table-cell office:value-type="float" office:value="0.0179597" calcext:value-type="float">
            <text:p>0.0179597</text:p>
          </table:table-cell>
          <table:table-cell/>
        </table:table-row>
        <table:table-row table:style-name="ro1">
          <table:table-cell office:value-type="float" office:value="1.71966" calcext:value-type="float">
            <text:p>1.71966</text:p>
          </table:table-cell>
          <table:table-cell office:value-type="float" office:value="0.648446" calcext:value-type="float">
            <text:p>0.648446</text:p>
          </table:table-cell>
          <table:table-cell office:value-type="float" office:value="5.39616" calcext:value-type="float">
            <text:p>5.39616</text:p>
          </table:table-cell>
          <table:table-cell office:value-type="float" office:value="1.08095" calcext:value-type="float">
            <text:p>1.08095</text:p>
          </table:table-cell>
          <table:table-cell office:value-type="float" office:value="1.62331" calcext:value-type="float">
            <text:p>1.62331</text:p>
          </table:table-cell>
          <table:table-cell office:value-type="float" office:value="0.499091" calcext:value-type="float">
            <text:p>0.499091</text:p>
          </table:table-cell>
          <table:table-cell office:value-type="float" office:value="1.89982" calcext:value-type="float">
            <text:p>1.89982</text:p>
          </table:table-cell>
          <table:table-cell office:value-type="float" office:value="0.60247" calcext:value-type="float">
            <text:p>0.60247</text:p>
          </table:table-cell>
          <table:table-cell office:value-type="float" office:value="5.19766" calcext:value-type="float">
            <text:p>5.19766</text:p>
          </table:table-cell>
          <table:table-cell office:value-type="float" office:value="0.0269323" calcext:value-type="float">
            <text:p>0.0269323</text:p>
          </table:table-cell>
          <table:table-cell/>
        </table:table-row>
        <table:table-row table:style-name="ro1">
          <table:table-cell office:value-type="float" office:value="2.03462" calcext:value-type="float">
            <text:p>2.03462</text:p>
          </table:table-cell>
          <table:table-cell office:value-type="float" office:value="0.698955" calcext:value-type="float">
            <text:p>0.698955</text:p>
          </table:table-cell>
          <table:table-cell office:value-type="float" office:value="5.51682" calcext:value-type="float">
            <text:p>5.51682</text:p>
          </table:table-cell>
          <table:table-cell office:value-type="float" office:value="0.946256" calcext:value-type="float">
            <text:p>0.946256</text:p>
          </table:table-cell>
          <table:table-cell office:value-type="float" office:value="2.18882" calcext:value-type="float">
            <text:p>2.18882</text:p>
          </table:table-cell>
          <table:table-cell office:value-type="float" office:value="0.648739" calcext:value-type="float">
            <text:p>0.648739</text:p>
          </table:table-cell>
          <table:table-cell office:value-type="float" office:value="2.1597" calcext:value-type="float">
            <text:p>2.1597</text:p>
          </table:table-cell>
          <table:table-cell office:value-type="float" office:value="0.604086" calcext:value-type="float">
            <text:p>0.604086</text:p>
          </table:table-cell>
          <table:table-cell office:value-type="float" office:value="5.19678" calcext:value-type="float">
            <text:p>5.19678</text:p>
          </table:table-cell>
          <table:table-cell office:value-type="float" office:value="0.0376932" calcext:value-type="float">
            <text:p>0.0376932</text:p>
          </table:table-cell>
          <table:table-cell/>
        </table:table-row>
        <table:table-row table:style-name="ro1">
          <table:table-cell office:value-type="float" office:value="2.27665" calcext:value-type="float">
            <text:p>2.27665</text:p>
          </table:table-cell>
          <table:table-cell office:value-type="float" office:value="0.698632" calcext:value-type="float">
            <text:p>0.698632</text:p>
          </table:table-cell>
          <table:table-cell office:value-type="float" office:value="5.29901" calcext:value-type="float">
            <text:p>5.29901</text:p>
          </table:table-cell>
          <table:table-cell office:value-type="float" office:value="0.729449" calcext:value-type="float">
            <text:p>0.729449</text:p>
          </table:table-cell>
          <table:table-cell office:value-type="float" office:value="1.96701" calcext:value-type="float">
            <text:p>1.96701</text:p>
          </table:table-cell>
          <table:table-cell office:value-type="float" office:value="0.557117" calcext:value-type="float">
            <text:p>0.557117</text:p>
          </table:table-cell>
          <table:table-cell office:value-type="float" office:value="2.41954" calcext:value-type="float">
            <text:p>2.41954</text:p>
          </table:table-cell>
          <table:table-cell office:value-type="float" office:value="0.606284" calcext:value-type="float">
            <text:p>0.606284</text:p>
          </table:table-cell>
          <table:table-cell office:value-type="float" office:value="5.19573" calcext:value-type="float">
            <text:p>5.19573</text:p>
          </table:table-cell>
          <table:table-cell office:value-type="float" office:value="0.0502389" calcext:value-type="float">
            <text:p>0.0502389</text:p>
          </table:table-cell>
          <table:table-cell/>
        </table:table-row>
        <table:table-row table:style-name="ro1">
          <table:table-cell office:value-type="float" office:value="2.56596" calcext:value-type="float">
            <text:p>2.56596</text:p>
          </table:table-cell>
          <table:table-cell office:value-type="float" office:value="0.724785" calcext:value-type="float">
            <text:p>0.724785</text:p>
          </table:table-cell>
          <table:table-cell office:value-type="float" office:value="5.35238" calcext:value-type="float">
            <text:p>5.35238</text:p>
          </table:table-cell>
          <table:table-cell office:value-type="float" office:value="0.647881" calcext:value-type="float">
            <text:p>0.647881</text:p>
          </table:table-cell>
          <table:table-cell office:value-type="float" office:value="2.65526" calcext:value-type="float">
            <text:p>2.65526</text:p>
          </table:table-cell>
          <table:table-cell office:value-type="float" office:value="0.66598" calcext:value-type="float">
            <text:p>0.66598</text:p>
          </table:table-cell>
          <table:table-cell office:value-type="float" office:value="2.67932" calcext:value-type="float">
            <text:p>2.67932</text:p>
          </table:table-cell>
          <table:table-cell office:value-type="float" office:value="0.609155" calcext:value-type="float">
            <text:p>0.609155</text:p>
          </table:table-cell>
          <table:table-cell office:value-type="float" office:value="5.1945" calcext:value-type="float">
            <text:p>5.1945</text:p>
          </table:table-cell>
          <table:table-cell office:value-type="float" office:value="0.0645654" calcext:value-type="float">
            <text:p>0.0645654</text:p>
          </table:table-cell>
          <table:table-cell/>
        </table:table-row>
        <table:table-row table:style-name="ro1">
          <table:table-cell office:value-type="float" office:value="2.8481" calcext:value-type="float">
            <text:p>2.8481</text:p>
          </table:table-cell>
          <table:table-cell office:value-type="float" office:value="0.709108" calcext:value-type="float">
            <text:p>0.709108</text:p>
          </table:table-cell>
          <table:table-cell office:value-type="float" office:value="5.33672" calcext:value-type="float">
            <text:p>5.33672</text:p>
          </table:table-cell>
          <table:table-cell office:value-type="float" office:value="0.419564" calcext:value-type="float">
            <text:p>0.419564</text:p>
          </table:table-cell>
          <table:table-cell office:value-type="float" office:value="2.92034" calcext:value-type="float">
            <text:p>2.92034</text:p>
          </table:table-cell>
          <table:table-cell office:value-type="float" office:value="0.645898" calcext:value-type="float">
            <text:p>0.645898</text:p>
          </table:table-cell>
          <table:table-cell office:value-type="float" office:value="2.93904" calcext:value-type="float">
            <text:p>2.93904</text:p>
          </table:table-cell>
          <table:table-cell office:value-type="float" office:value="0.612786" calcext:value-type="float">
            <text:p>0.612786</text:p>
          </table:table-cell>
          <table:table-cell office:value-type="float" office:value="5.19309" calcext:value-type="float">
            <text:p>5.19309</text:p>
          </table:table-cell>
          <table:table-cell office:value-type="float" office:value="0.080668" calcext:value-type="float">
            <text:p>0.080668</text:p>
          </table:table-cell>
          <table:table-cell/>
        </table:table-row>
        <table:table-row table:style-name="ro1">
          <table:table-cell office:value-type="float" office:value="3.09645" calcext:value-type="float">
            <text:p>3.09645</text:p>
          </table:table-cell>
          <table:table-cell office:value-type="float" office:value="0.716524" calcext:value-type="float">
            <text:p>0.716524</text:p>
          </table:table-cell>
          <table:table-cell office:value-type="float" office:value="5.30674" calcext:value-type="float">
            <text:p>5.30674</text:p>
          </table:table-cell>
          <table:table-cell office:value-type="float" office:value="0.385493" calcext:value-type="float">
            <text:p>0.385493</text:p>
          </table:table-cell>
          <table:table-cell office:value-type="float" office:value="3.01222" calcext:value-type="float">
            <text:p>3.01222</text:p>
          </table:table-cell>
          <table:table-cell office:value-type="float" office:value="0.637046" calcext:value-type="float">
            <text:p>0.637046</text:p>
          </table:table-cell>
          <table:table-cell office:value-type="float" office:value="3.19869" calcext:value-type="float">
            <text:p>3.19869</text:p>
          </table:table-cell>
          <table:table-cell office:value-type="float" office:value="0.617267" calcext:value-type="float">
            <text:p>0.617267</text:p>
          </table:table-cell>
          <table:table-cell office:value-type="float" office:value="5.19147" calcext:value-type="float">
            <text:p>5.19147</text:p>
          </table:table-cell>
          <table:table-cell office:value-type="float" office:value="0.0985415" calcext:value-type="float">
            <text:p>0.0985415</text:p>
          </table:table-cell>
          <table:table-cell/>
        </table:table-row>
        <table:table-row table:style-name="ro1">
          <table:table-cell office:value-type="float" office:value="3.39229" calcext:value-type="float">
            <text:p>3.39229</text:p>
          </table:table-cell>
          <table:table-cell office:value-type="float" office:value="0.644275" calcext:value-type="float">
            <text:p>0.644275</text:p>
          </table:table-cell>
          <table:table-cell office:value-type="float" office:value="5.33376" calcext:value-type="float">
            <text:p>5.33376</text:p>
          </table:table-cell>
          <table:table-cell office:value-type="float" office:value="0.00783774" calcext:value-type="float">
            <text:p>0.00783774</text:p>
          </table:table-cell>
          <table:table-cell office:value-type="float" office:value="3.56096" calcext:value-type="float">
            <text:p>3.56096</text:p>
          </table:table-cell>
          <table:table-cell office:value-type="float" office:value="0.485311" calcext:value-type="float">
            <text:p>0.485311</text:p>
          </table:table-cell>
          <table:table-cell table:style-name="ce1" office:value-type="float" office:value="3.45825" calcext:value-type="float">
            <text:p>3.46E+00</text:p>
          </table:table-cell>
          <table:table-cell office:value-type="float" office:value="0.622685" calcext:value-type="float">
            <text:p>0.622685</text:p>
          </table:table-cell>
          <table:table-cell office:value-type="float" office:value="5.18963" calcext:value-type="float">
            <text:p>5.18963</text:p>
          </table:table-cell>
          <table:table-cell office:value-type="float" office:value="0.11818" calcext:value-type="float">
            <text:p>0.11818</text:p>
          </table:table-cell>
          <table:table-cell/>
        </table:table-row>
        <table:table-row table:style-name="ro1">
          <table:table-cell office:value-type="float" office:value="3.70716" calcext:value-type="float">
            <text:p>3.70716</text:p>
          </table:table-cell>
          <table:table-cell office:value-type="float" office:value="0.578325" calcext:value-type="float">
            <text:p>0.578325</text:p>
          </table:table-cell>
          <table:table-cell office:value-type="float" office:value="5.43076" calcext:value-type="float">
            <text:p>5.43076</text:p>
          </table:table-cell>
          <table:table-cell office:value-type="float" office:value="-0.26584" calcext:value-type="float">
            <text:p>-0.26584</text:p>
          </table:table-cell>
          <table:table-cell office:value-type="float" office:value="3.89365" calcext:value-type="float">
            <text:p>3.89365</text:p>
          </table:table-cell>
          <table:table-cell office:value-type="float" office:value="0.311793" calcext:value-type="float">
            <text:p>0.311793</text:p>
          </table:table-cell>
          <table:table-cell office:value-type="float" office:value="3.71772" calcext:value-type="float">
            <text:p>3.71772</text:p>
          </table:table-cell>
          <table:table-cell office:value-type="float" office:value="0.62913" calcext:value-type="float">
            <text:p>0.62913</text:p>
          </table:table-cell>
          <table:table-cell office:value-type="float" office:value="5.18754" calcext:value-type="float">
            <text:p>5.18754</text:p>
          </table:table-cell>
          <table:table-cell office:value-type="float" office:value="0.139576" calcext:value-type="float">
            <text:p>0.139576</text:p>
          </table:table-cell>
          <table:table-cell/>
        </table:table-row>
        <table:table-row table:style-name="ro1">
          <table:table-cell office:value-type="float" office:value="3.98896" calcext:value-type="float">
            <text:p>3.98896</text:p>
          </table:table-cell>
          <table:table-cell office:value-type="float" office:value="0.594126" calcext:value-type="float">
            <text:p>0.594126</text:p>
          </table:table-cell>
          <table:table-cell office:value-type="float" office:value="5.47848" calcext:value-type="float">
            <text:p>5.47848</text:p>
          </table:table-cell>
          <table:table-cell office:value-type="float" office:value="-0.161551" calcext:value-type="float">
            <text:p>-0.161551</text:p>
          </table:table-cell>
          <table:table-cell office:value-type="float" office:value="4.19786" calcext:value-type="float">
            <text:p>4.19786</text:p>
          </table:table-cell>
          <table:table-cell office:value-type="float" office:value="0.698311" calcext:value-type="float">
            <text:p>0.698311</text:p>
          </table:table-cell>
          <table:table-cell office:value-type="float" office:value="3.97708" calcext:value-type="float">
            <text:p>3.97708</text:p>
          </table:table-cell>
          <table:table-cell office:value-type="float" office:value="0.636689" calcext:value-type="float">
            <text:p>0.636689</text:p>
          </table:table-cell>
          <table:table-cell office:value-type="float" office:value="5.18519" calcext:value-type="float">
            <text:p>5.18519</text:p>
          </table:table-cell>
          <table:table-cell office:value-type="float" office:value="0.162724" calcext:value-type="float">
            <text:p>0.162724</text:p>
          </table:table-cell>
          <table:table-cell/>
        </table:table-row>
        <table:table-row table:style-name="ro1">
          <table:table-cell office:value-type="float" office:value="4.27109" calcext:value-type="float">
            <text:p>4.27109</text:p>
          </table:table-cell>
          <table:table-cell office:value-type="float" office:value="0.583745" calcext:value-type="float">
            <text:p>0.583745</text:p>
          </table:table-cell>
          <table:table-cell office:value-type="float" office:value="5.49282" calcext:value-type="float">
            <text:p>5.49282</text:p>
          </table:table-cell>
          <table:table-cell office:value-type="float" office:value="-0.172863" calcext:value-type="float">
            <text:p>-0.172863</text:p>
          </table:table-cell>
          <table:table-cell office:value-type="float" office:value="4.30935" calcext:value-type="float">
            <text:p>4.30935</text:p>
          </table:table-cell>
          <table:table-cell office:value-type="float" office:value="0.578564" calcext:value-type="float">
            <text:p>0.578564</text:p>
          </table:table-cell>
          <table:table-cell office:value-type="float" office:value="4.23632" calcext:value-type="float">
            <text:p>4.23632</text:p>
          </table:table-cell>
          <table:table-cell office:value-type="float" office:value="0.645449" calcext:value-type="float">
            <text:p>0.645449</text:p>
          </table:table-cell>
          <table:table-cell office:value-type="float" office:value="5.18256" calcext:value-type="float">
            <text:p>5.18256</text:p>
          </table:table-cell>
          <table:table-cell office:value-type="float" office:value="0.187614" calcext:value-type="float">
            <text:p>0.187614</text:p>
          </table:table-cell>
          <table:table-cell/>
        </table:table-row>
        <table:table-row table:style-name="ro1">
          <table:table-cell office:value-type="float" office:value="4.5282" calcext:value-type="float">
            <text:p>4.5282</text:p>
          </table:table-cell>
          <table:table-cell office:value-type="float" office:value="0.601625" calcext:value-type="float">
            <text:p>0.601625</text:p>
          </table:table-cell>
          <table:table-cell office:value-type="float" office:value="5.34028" calcext:value-type="float">
            <text:p>5.34028</text:p>
          </table:table-cell>
          <table:table-cell office:value-type="float" office:value="-0.0921347" calcext:value-type="float">
            <text:p>-0.0921347</text:p>
          </table:table-cell>
          <table:table-cell office:value-type="float" office:value="4.61908" calcext:value-type="float">
            <text:p>4.61908</text:p>
          </table:table-cell>
          <table:table-cell office:value-type="float" office:value="0.68951" calcext:value-type="float">
            <text:p>0.68951</text:p>
          </table:table-cell>
          <table:table-cell office:value-type="float" office:value="4.49542" calcext:value-type="float">
            <text:p>4.49542</text:p>
          </table:table-cell>
          <table:table-cell office:value-type="float" office:value="0.655498" calcext:value-type="float">
            <text:p>0.655498</text:p>
          </table:table-cell>
          <table:table-cell office:value-type="float" office:value="5.17962" calcext:value-type="float">
            <text:p>5.17962</text:p>
          </table:table-cell>
          <table:table-cell office:value-type="float" office:value="0.214238" calcext:value-type="float">
            <text:p>0.214238</text:p>
          </table:table-cell>
          <table:table-cell/>
        </table:table-row>
        <table:table-row table:style-name="ro1">
          <table:table-cell office:value-type="float" office:value="4.71591" calcext:value-type="float">
            <text:p>4.71591</text:p>
          </table:table-cell>
          <table:table-cell office:value-type="float" office:value="0.675072" calcext:value-type="float">
            <text:p>0.675072</text:p>
          </table:table-cell>
          <table:table-cell office:value-type="float" office:value="5.19702" calcext:value-type="float">
            <text:p>5.19702</text:p>
          </table:table-cell>
          <table:table-cell office:value-type="float" office:value="0.191231" calcext:value-type="float">
            <text:p>0.191231</text:p>
          </table:table-cell>
          <table:table-cell office:value-type="float" office:value="4.35143" calcext:value-type="float">
            <text:p>4.35143</text:p>
          </table:table-cell>
          <table:table-cell office:value-type="float" office:value="0.899174" calcext:value-type="float">
            <text:p>0.899174</text:p>
          </table:table-cell>
          <table:table-cell office:value-type="float" office:value="4.75437" calcext:value-type="float">
            <text:p>4.75437</text:p>
          </table:table-cell>
          <table:table-cell office:value-type="float" office:value="0.666921" calcext:value-type="float">
            <text:p>0.666921</text:p>
          </table:table-cell>
          <table:table-cell office:value-type="float" office:value="5.17634" calcext:value-type="float">
            <text:p>5.17634</text:p>
          </table:table-cell>
          <table:table-cell office:value-type="float" office:value="0.242587" calcext:value-type="float">
            <text:p>0.242587</text:p>
          </table:table-cell>
          <table:table-cell/>
        </table:table-row>
        <table:table-row table:style-name="ro1">
          <table:table-cell office:value-type="float" office:value="4.96798" calcext:value-type="float">
            <text:p>4.96798</text:p>
          </table:table-cell>
          <table:table-cell office:value-type="float" office:value="0.671294" calcext:value-type="float">
            <text:p>0.671294</text:p>
          </table:table-cell>
          <table:table-cell office:value-type="float" office:value="5.04539" calcext:value-type="float">
            <text:p>5.04539</text:p>
          </table:table-cell>
          <table:table-cell office:value-type="float" office:value="0.130769" calcext:value-type="float">
            <text:p>0.130769</text:p>
          </table:table-cell>
          <table:table-cell office:value-type="float" office:value="5.20901" calcext:value-type="float">
            <text:p>5.20901</text:p>
          </table:table-cell>
          <table:table-cell office:value-type="float" office:value="0.66599" calcext:value-type="float">
            <text:p>0.66599</text:p>
          </table:table-cell>
          <table:table-cell office:value-type="float" office:value="5.01315" calcext:value-type="float">
            <text:p>5.01315</text:p>
          </table:table-cell>
          <table:table-cell office:value-type="float" office:value="0.679804" calcext:value-type="float">
            <text:p>0.679804</text:p>
          </table:table-cell>
          <table:table-cell office:value-type="float" office:value="5.1727" calcext:value-type="float">
            <text:p>5.1727</text:p>
          </table:table-cell>
          <table:table-cell office:value-type="float" office:value="0.272649" calcext:value-type="float">
            <text:p>0.272649</text:p>
          </table:table-cell>
          <table:table-cell/>
        </table:table-row>
        <table:table-row table:style-name="ro1">
          <table:table-cell office:value-type="float" office:value="5.27045" calcext:value-type="float">
            <text:p>5.27045</text:p>
          </table:table-cell>
          <table:table-cell office:value-type="float" office:value="0.666184" calcext:value-type="float">
            <text:p>0.666184</text:p>
          </table:table-cell>
          <table:table-cell office:value-type="float" office:value="5.13521" calcext:value-type="float">
            <text:p>5.13521</text:p>
          </table:table-cell>
          <table:table-cell office:value-type="float" office:value="0.0820324" calcext:value-type="float">
            <text:p>0.0820324</text:p>
          </table:table-cell>
          <table:table-cell office:value-type="float" office:value="5.51894" calcext:value-type="float">
            <text:p>5.51894</text:p>
          </table:table-cell>
          <table:table-cell office:value-type="float" office:value="0.648233" calcext:value-type="float">
            <text:p>0.648233</text:p>
          </table:table-cell>
          <table:table-cell office:value-type="float" office:value="5.27175" calcext:value-type="float">
            <text:p>5.27175</text:p>
          </table:table-cell>
          <table:table-cell office:value-type="float" office:value="0.694234" calcext:value-type="float">
            <text:p>0.694234</text:p>
          </table:table-cell>
          <table:table-cell office:value-type="float" office:value="5.16867" calcext:value-type="float">
            <text:p>5.16867</text:p>
          </table:table-cell>
          <table:table-cell office:value-type="float" office:value="0.304413" calcext:value-type="float">
            <text:p>0.304413</text:p>
          </table:table-cell>
          <table:table-cell/>
        </table:table-row>
        <table:table-row table:style-name="ro1">
          <table:table-cell office:value-type="float" office:value="5.53204" calcext:value-type="float">
            <text:p>5.53204</text:p>
          </table:table-cell>
          <table:table-cell office:value-type="float" office:value="0.67154" calcext:value-type="float">
            <text:p>0.67154</text:p>
          </table:table-cell>
          <table:table-cell office:value-type="float" office:value="5.27133" calcext:value-type="float">
            <text:p>5.27133</text:p>
          </table:table-cell>
          <table:table-cell office:value-type="float" office:value="0.0994464" calcext:value-type="float">
            <text:p>0.0994464</text:p>
          </table:table-cell>
          <table:table-cell office:value-type="float" office:value="5.22834" calcext:value-type="float">
            <text:p>5.22834</text:p>
          </table:table-cell>
          <table:table-cell office:value-type="float" office:value="0.639362" calcext:value-type="float">
            <text:p>0.639362</text:p>
          </table:table-cell>
          <table:table-cell office:value-type="float" office:value="5.53013" calcext:value-type="float">
            <text:p>5.53013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5.16422" calcext:value-type="float">
            <text:p>5.16422</text:p>
          </table:table-cell>
          <table:table-cell office:value-type="float" office:value="0.337868" calcext:value-type="float">
            <text:p>0.33786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st_px</text:p>
          </table:table-cell>
          <table:table-cell office:value-type="string" calcext:value-type="string">
            <text:p><text:s/>est_py</text:p>
          </table:table-cell>
          <table:table-cell office:value-type="string" calcext:value-type="string">
            <text:p>est_vx</text:p>
          </table:table-cell>
          <table:table-cell office:value-type="string" calcext:value-type="string">
            <text:p>est_vy</text:p>
          </table:table-cell>
          <table:table-cell office:value-type="string" calcext:value-type="string">
            <text:p>meas_px</text:p>
          </table:table-cell>
          <table:table-cell office:value-type="string" calcext:value-type="string">
            <text:p>meas_py</text:p>
          </table:table-cell>
          <table:table-cell office:value-type="string" calcext:value-type="string">
            <text:p>gt_px</text:p>
          </table:table-cell>
          <table:table-cell office:value-type="string" calcext:value-type="string">
            <text:p>gt_py </text:p>
          </table:table-cell>
          <table:table-cell office:value-type="string" calcext:value-type="string">
            <text:p>gt_vx</text:p>
          </table:table-cell>
          <table:table-cell office:value-type="string" calcext:value-type="string">
            <text:p>gt_vy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" svg:font-family="'Albany AMT', Arial"/>
    <style:font-face style:name="Cumberland AMT" svg:font-family="'Cumberland AMT', 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0">00/00/0000</text:date>, <text:time style:data-style-name="N2" text:time-value="22:01:47.060971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6:19:45.855393621</meta:creation-date>
    <dc:date>2019-10-30T21:48:23.884368145</dc:date>
    <meta:editing-duration>PT7H11M</meta:editing-duration>
    <meta:editing-cycles>10</meta:editing-cycles>
    <meta:generator>LibreOffice/5.1.6.2$Linux_X86_64 LibreOffice_project/10m0$Build-2</meta:generator>
    <meta:document-statistic meta:table-count="1" meta:cell-count="436" meta:object-count="0"/>
  </office:meta>
</office:document-meta>
</file>